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/>
    </style:style>
    <style:style style:name="P2" style:parent-style-name="Normal" style:family="paragraph">
      <style:text-properties style:font-name="Times New Roman" style:font-name-complex="Times New Roman"/>
    </style:style>
    <style:style style:name="P3" style:parent-style-name="Normal" style:family="paragraph">
      <style:text-properties style:font-name="Times New Roman" style:font-name-complex="Times New Roman"/>
    </style:style>
    <style:style style:name="P4" style:parent-style-name="Normal" style:family="paragraph">
      <style:text-properties style:font-name="Times New Roman" style:font-name-complex="Times New Roman"/>
    </style:style>
    <style:style style:name="P5" style:parent-style-name="Normal" style:family="paragraph">
      <style:text-properties style:font-name="Times New Roman" style:font-name-complex="Times New Roman"/>
    </style:style>
    <style:style style:name="P6" style:parent-style-name="Normal" style:family="paragraph">
      <style:text-properties style:font-name="Times New Roman" style:font-name-complex="Times New Roman"/>
    </style:style>
    <style:style style:name="P7" style:parent-style-name="Normal" style:family="paragraph">
      <style:text-properties style:font-name="Times New Roman" style:font-name-complex="Times New Roman"/>
    </style:style>
    <style:style style:name="P8" style:parent-style-name="Normal" style:family="paragraph">
      <style:text-properties style:font-name="Times New Roman" style:font-name-complex="Times New Roman"/>
    </style:style>
    <style:style style:name="P9" style:parent-style-name="Normal" style:family="paragraph">
      <style:text-properties style:font-name="Times New Roman" style:font-name-complex="Times New Roman"/>
    </style:style>
    <style:style style:name="P10" style:parent-style-name="Normal" style:family="paragraph">
      <style:text-properties style:font-name="Times New Roman" style:font-name-complex="Times New Roman"/>
    </style:style>
    <style:style style:name="P11" style:parent-style-name="Normal" style:family="paragraph">
      <style:text-properties style:font-name="Times New Roman" style:font-name-complex="Times New Roman"/>
    </style:style>
    <style:style style:name="P12" style:parent-style-name="Normal" style:family="paragraph">
      <style:text-properties style:font-name="Times New Roman" style:font-name-complex="Times New Roman"/>
    </style:style>
    <style:style style:name="P13" style:parent-style-name="Normal" style:family="paragraph">
      <style:text-properties style:font-name="Times New Roman" style:font-name-complex="Times New Roman"/>
    </style:style>
    <style:style style:name="P1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5" style:parent-style-name="Normal" style:family="paragraph">
      <style:text-properties style:font-name="Times New Roman" style:font-name-complex="Times New Roman"/>
    </style:style>
    <style:style style:name="P16" style:parent-style-name="Normal" style:family="paragraph">
      <style:text-properties style:font-name="Times New Roman" style:font-name-complex="Times New Roman"/>
    </style:style>
    <style:style style:name="P17" style:parent-style-name="Normal" style:family="paragraph">
      <style:text-properties style:font-name="Times New Roman" style:font-name-complex="Times New Roman"/>
    </style:style>
    <style:style style:name="P18" style:parent-style-name="Normal" style:family="paragraph">
      <style:text-properties style:font-name="Times New Roman" style:font-name-complex="Times New Roman"/>
    </style:style>
    <style:style style:name="P19" style:parent-style-name="Normal" style:family="paragraph">
      <style:text-properties style:font-name="Times New Roman" style:font-name-complex="Times New Roman"/>
    </style:style>
    <style:style style:name="P20" style:parent-style-name="Normal" style:family="paragraph">
      <style:text-properties style:font-name="Times New Roman" style:font-name-complex="Times New Roman"/>
    </style:style>
    <style:style style:name="P21" style:parent-style-name="Normal" style:family="paragraph">
      <style:text-properties style:font-name="Times New Roman" style:font-name-complex="Times New Roman"/>
    </style:style>
    <style:style style:name="P22" style:parent-style-name="Normal" style:family="paragraph">
      <style:text-properties style:font-name="Times New Roman" style:font-name-complex="Times New Roman"/>
    </style:style>
    <style:style style:name="P23" style:parent-style-name="Normal" style:family="paragraph">
      <style:text-properties style:font-name="Times New Roman" style:font-name-complex="Times New Roman"/>
    </style:style>
    <style:style style:name="P24" style:parent-style-name="Normal" style:family="paragraph">
      <style:text-properties style:font-name="Times New Roman" style:font-name-complex="Times New Roman"/>
    </style:style>
    <style:style style:name="P25" style:parent-style-name="Normal" style:family="paragraph">
      <style:text-properties style:font-name="Times New Roman" style:font-name-complex="Times New Roman"/>
    </style:style>
    <style:style style:name="P26" style:parent-style-name="Normal" style:family="paragraph">
      <style:text-properties style:font-name="Times New Roman" style:font-name-complex="Times New Roman"/>
    </style:style>
    <style:style style:name="P27" style:parent-style-name="Normal" style:family="paragraph">
      <style:text-properties style:font-name="Times New Roman" style:font-name-complex="Times New Roman"/>
    </style:style>
    <style:style style:name="P28" style:parent-style-name="Normal" style:family="paragraph">
      <style:text-properties style:font-name="Times New Roman" style:font-name-complex="Times New Roman"/>
    </style:style>
    <style:style style:name="P29" style:parent-style-name="Normal" style:family="paragraph">
      <style:text-properties style:font-name="Times New Roman" style:font-name-complex="Times New Roman"/>
    </style:style>
    <style:style style:name="P30" style:parent-style-name="Normal" style:family="paragraph">
      <style:text-properties style:font-name="Times New Roman" style:font-name-complex="Times New Roman"/>
    </style:style>
    <style:style style:name="P31" style:parent-style-name="Normal" style:family="paragraph">
      <style:text-properties style:font-name="Times New Roman" style:font-name-complex="Times New Roman"/>
    </style:style>
    <style:style style:name="P32" style:parent-style-name="Normal" style:family="paragraph">
      <style:text-properties style:font-name="Times New Roman" style:font-name-complex="Times New Roman"/>
    </style:style>
    <style:style style:name="P33" style:parent-style-name="Normal" style:family="paragraph">
      <style:text-properties style:font-name="Times New Roman" style:font-name-complex="Times New Roman"/>
    </style:style>
    <style:style style:name="P34" style:parent-style-name="Normal" style:family="paragraph">
      <style:text-properties style:font-name="Times New Roman" style:font-name-complex="Times New Roman"/>
    </style:style>
    <style:style style:name="P35" style:parent-style-name="Normal" style:family="paragraph">
      <style:text-properties style:font-name="Times New Roman" style:font-name-complex="Times New Roman"/>
    </style:style>
    <style:style style:name="P36" style:parent-style-name="Normal" style:family="paragraph">
      <style:text-properties style:font-name="Times New Roman" style:font-name-complex="Times New Roman"/>
    </style:style>
    <style:style style:name="P37" style:parent-style-name="Normal" style:family="paragraph">
      <style:text-properties style:font-name="Times New Roman" style:font-name-complex="Times New Roman"/>
    </style:style>
    <style:style style:name="P38" style:parent-style-name="Normal" style:family="paragraph">
      <style:text-properties style:font-name="Times New Roman" style:font-name-complex="Times New Roman"/>
    </style:style>
    <style:style style:name="P39" style:parent-style-name="Normal" style:family="paragraph">
      <style:text-properties style:font-name="Times New Roman" style:font-name-complex="Times New Roman"/>
    </style:style>
    <style:style style:name="P40" style:parent-style-name="Normal" style:family="paragraph">
      <style:text-properties style:font-name="Times New Roman" style:font-name-complex="Times New Roman"/>
    </style:style>
    <style:style style:name="P41" style:parent-style-name="Normal" style:family="paragraph">
      <style:text-properties style:font-name="Times New Roman" style:font-name-complex="Times New Roman"/>
    </style:style>
    <style:style style:name="P42" style:parent-style-name="Normal" style:family="paragraph">
      <style:text-properties style:font-name="Times New Roman" style:font-name-complex="Times New Roman"/>
    </style:style>
    <style:style style:name="P43" style:parent-style-name="Normal" style:family="paragraph">
      <style:text-properties style:font-name="Times New Roman" style:font-name-complex="Times New Roman"/>
    </style:style>
    <style:style style:name="P44" style:parent-style-name="Normal" style:family="paragraph">
      <style:text-properties style:font-name="Times New Roman" style:font-name-complex="Times New Roman"/>
    </style:style>
    <style:style style:name="P45" style:parent-style-name="Normal" style:family="paragraph">
      <style:text-properties style:font-name="Times New Roman" style:font-name-complex="Times New Roman"/>
    </style:style>
    <style:style style:name="P46" style:parent-style-name="Normal" style:family="paragraph">
      <style:text-properties style:font-name="Times New Roman" style:font-name-complex="Times New Roman"/>
    </style:style>
    <style:style style:name="P47" style:parent-style-name="Normal" style:family="paragraph">
      <style:text-properties style:font-name="Times New Roman" style:font-name-complex="Times New Roman"/>
    </style:style>
    <style:style style:name="P48" style:parent-style-name="Normal" style:family="paragraph">
      <style:text-properties style:font-name="Times New Roman" style:font-name-complex="Times New Roman"/>
    </style:style>
    <style:style style:name="P49" style:parent-style-name="Normal" style:family="paragraph">
      <style:text-properties style:font-name="Times New Roman" style:font-name-complex="Times New Roman"/>
    </style:style>
    <style:style style:name="P50" style:parent-style-name="Normal" style:family="paragraph">
      <style:text-properties style:font-name="Times New Roman" style:font-name-complex="Times New Roman"/>
    </style:style>
    <style:style style:name="P51" style:parent-style-name="Normal" style:family="paragraph">
      <style:text-properties style:font-name="Times New Roman" style:font-name-complex="Times New Roman"/>
    </style:style>
    <style:style style:name="P52" style:parent-style-name="Normal" style:family="paragraph">
      <style:text-properties style:font-name="Times New Roman" style:font-name-complex="Times New Roman"/>
    </style:style>
    <style:style style:name="P53" style:parent-style-name="Normal" style:family="paragraph">
      <style:text-properties style:font-name="Times New Roman" style:font-name-complex="Times New Roman"/>
    </style:style>
    <style:style style:name="P54" style:parent-style-name="Normal" style:family="paragraph">
      <style:text-properties style:font-name="Times New Roman" style:font-name-complex="Times New Roman"/>
    </style:style>
    <style:style style:name="P55" style:parent-style-name="Normal" style:family="paragraph">
      <style:text-properties style:font-name="Times New Roman" style:font-name-complex="Times New Roman"/>
    </style:style>
    <style:style style:name="P56" style:parent-style-name="Normal" style:family="paragraph">
      <style:text-properties style:font-name="Times New Roman" style:font-name-complex="Times New Roman"/>
    </style:style>
    <style:style style:name="P57" style:parent-style-name="Normal" style:family="paragraph">
      <style:text-properties style:font-name="Times New Roman" style:font-name-complex="Times New Roman"/>
    </style:style>
    <style:style style:name="P58" style:parent-style-name="Normal" style:family="paragraph">
      <style:text-properties style:font-name="Times New Roman" style:font-name-complex="Times New Roman"/>
    </style:style>
    <style:style style:name="P59" style:parent-style-name="Normal" style:family="paragraph">
      <style:text-properties style:font-name="Times New Roman" style:font-name-complex="Times New Roman"/>
    </style:style>
    <style:style style:name="P60" style:parent-style-name="Normal" style:family="paragraph">
      <style:text-properties style:font-name="Times New Roman" style:font-name-complex="Times New Roman"/>
    </style:style>
    <style:style style:name="P61" style:parent-style-name="Normal" style:family="paragraph">
      <style:text-properties style:font-name="Times New Roman" style:font-name-complex="Times New Roman"/>
    </style:style>
    <style:style style:name="P62" style:parent-style-name="Normal" style:family="paragraph">
      <style:text-properties style:font-name="Times New Roman" style:font-name-complex="Times New Roman"/>
    </style:style>
    <style:style style:name="P63" style:parent-style-name="Normal" style:family="paragraph">
      <style:text-properties style:font-name="Times New Roman" style:font-name-complex="Times New Roman"/>
    </style:style>
    <style:style style:name="P64" style:parent-style-name="Normal" style:family="paragraph">
      <style:text-properties style:font-name="Times New Roman" style:font-name-complex="Times New Roman"/>
    </style:style>
    <style:style style:name="P65" style:parent-style-name="Normal" style:family="paragraph">
      <style:text-properties style:font-name="Times New Roman" style:font-name-complex="Times New Roman"/>
    </style:style>
    <style:style style:name="P66" style:parent-style-name="Normal" style:family="paragraph">
      <style:text-properties style:font-name="Times New Roman" style:font-name-complex="Times New Roman"/>
    </style:style>
    <style:style style:name="P67" style:parent-style-name="ListParagraph" style:list-style-name="LFO26" style:family="paragraph">
      <style:text-properties style:font-name="Times New Roman" style:font-name-complex="Times New Roman"/>
    </style:style>
    <style:style style:name="P68" style:parent-style-name="ListParagraph" style:list-style-name="LFO26" style:family="paragraph">
      <style:text-properties style:font-name="Times New Roman" style:font-name-complex="Times New Roman"/>
    </style:style>
    <style:style style:name="P69" style:parent-style-name="ListParagraph" style:list-style-name="LFO26" style:family="paragraph">
      <style:text-properties style:font-name="Times New Roman" style:font-name-complex="Times New Roman"/>
    </style:style>
    <style:style style:name="P70" style:parent-style-name="ListParagraph" style:list-style-name="LFO26" style:family="paragraph">
      <style:text-properties style:font-name="Times New Roman" style:font-name-complex="Times New Roman"/>
    </style:style>
    <style:style style:name="P71" style:parent-style-name="ListParagraph" style:list-style-name="LFO26" style:family="paragraph">
      <style:text-properties style:font-name="Times New Roman" style:font-name-complex="Times New Roman"/>
    </style:style>
    <style:style style:name="P72" style:parent-style-name="Normal" style:family="paragraph">
      <style:text-properties style:font-name="Times New Roman" style:font-name-complex="Times New Roman"/>
    </style:style>
    <style:style style:name="P73" style:parent-style-name="Normal" style:family="paragraph">
      <style:text-properties style:font-name="Times New Roman" style:font-name-complex="Times New Roman"/>
    </style:style>
    <style:style style:name="P74" style:parent-style-name="Normal" style:family="paragraph">
      <style:text-properties style:font-name="Times New Roman" style:font-name-complex="Times New Roman"/>
    </style:style>
    <style:style style:name="P75" style:parent-style-name="Normal" style:family="paragraph">
      <style:text-properties style:font-name="Times New Roman" style:font-name-complex="Times New Roman"/>
    </style:style>
    <style:style style:name="P76" style:parent-style-name="Normal" style:family="paragraph">
      <style:text-properties style:font-name="Times New Roman" style:font-name-complex="Times New Roman"/>
    </style:style>
    <style:style style:name="P77" style:parent-style-name="Normal" style:family="paragraph">
      <style:text-properties style:font-name="Times New Roman" style:font-name-complex="Times New Roman"/>
    </style:style>
    <style:style style:name="P78" style:parent-style-name="Normal" style:family="paragraph">
      <style:text-properties style:font-name="Times New Roman" style:font-name-complex="Times New Roman"/>
    </style:style>
    <style:style style:name="P79" style:parent-style-name="Normal" style:family="paragraph">
      <style:text-properties style:font-name="Times New Roman" style:font-name-complex="Times New Roman"/>
    </style:style>
    <style:style style:name="P80" style:parent-style-name="Normal" style:family="paragraph">
      <style:text-properties style:font-name="Times New Roman" style:font-name-complex="Times New Roman"/>
    </style:style>
    <style:style style:name="P81" style:parent-style-name="Normal" style:family="paragraph">
      <style:text-properties style:font-name="Times New Roman" style:font-name-complex="Times New Roman"/>
    </style:style>
    <style:style style:name="P82" style:parent-style-name="Normal" style:family="paragraph">
      <style:text-properties style:font-name="Times New Roman" style:font-name-complex="Times New Roman"/>
    </style:style>
    <style:style style:name="P83" style:parent-style-name="ListParagraph" style:list-style-name="LFO26" style:family="paragraph">
      <style:text-properties style:font-name="Times New Roman" style:font-name-complex="Times New Roman"/>
    </style:style>
    <style:style style:name="P84" style:parent-style-name="ListParagraph" style:list-style-name="LFO26" style:family="paragraph">
      <style:text-properties style:font-name="Times New Roman" style:font-name-complex="Times New Roman"/>
    </style:style>
    <style:style style:name="P85" style:parent-style-name="ListParagraph" style:list-style-name="LFO26" style:family="paragraph">
      <style:text-properties style:font-name="Times New Roman" style:font-name-complex="Times New Roman"/>
    </style:style>
    <style:style style:name="P86" style:parent-style-name="ListParagraph" style:list-style-name="LFO26" style:family="paragraph">
      <style:text-properties style:font-name="Times New Roman" style:font-name-complex="Times New Roman"/>
    </style:style>
    <style:style style:name="P87" style:parent-style-name="ListParagraph" style:list-style-name="LFO26" style:family="paragraph">
      <style:text-properties style:font-name="Times New Roman" style:font-name-complex="Times New Roman"/>
    </style:style>
    <style:style style:name="P88" style:parent-style-name="ListParagraph" style:list-style-name="LFO26" style:family="paragraph">
      <style:text-properties style:font-name="Times New Roman" style:font-name-complex="Times New Roman"/>
    </style:style>
    <style:style style:name="P89" style:parent-style-name="ListParagraph" style:list-style-name="LFO26" style:family="paragraph">
      <style:text-properties style:font-name="Times New Roman" style:font-name-complex="Times New Roman"/>
    </style:style>
    <style:style style:name="P90" style:parent-style-name="ListParagraph" style:list-style-name="LFO26" style:family="paragraph">
      <style:text-properties style:font-name="Times New Roman" style:font-name-complex="Times New Roman"/>
    </style:style>
    <style:style style:name="P91" style:parent-style-name="ListParagraph" style:list-style-name="LFO26" style:family="paragraph">
      <style:text-properties style:font-name="Times New Roman" style:font-name-complex="Times New Roman"/>
    </style:style>
    <style:style style:name="P92" style:parent-style-name="Normal" style:family="paragraph">
      <style:text-properties style:font-name="Times New Roman" style:font-name-complex="Times New Roman"/>
    </style:style>
    <style:style style:name="P93" style:parent-style-name="Normal" style:family="paragraph">
      <style:text-properties style:font-name="Times New Roman" style:font-name-complex="Times New Roman"/>
    </style:style>
    <style:style style:name="P94" style:parent-style-name="Normal" style:family="paragraph">
      <style:text-properties style:font-name="Times New Roman" style:font-name-complex="Times New Roman"/>
    </style:style>
    <style:style style:name="P95" style:parent-style-name="Normal" style:family="paragraph">
      <style:text-properties style:font-name="Times New Roman" style:font-name-complex="Times New Roman"/>
    </style:style>
    <style:style style:name="P96" style:parent-style-name="Normal" style:family="paragraph">
      <style:text-properties style:font-name="Times New Roman" style:font-name-complex="Times New Roman"/>
    </style:style>
    <style:style style:name="P97" style:parent-style-name="ListParagraph" style:list-style-name="LFO26" style:family="paragraph">
      <style:text-properties style:font-name="Times New Roman" style:font-name-complex="Times New Roman"/>
    </style:style>
    <style:style style:name="P98" style:parent-style-name="ListParagraph" style:list-style-name="LFO26" style:family="paragraph">
      <style:text-properties style:font-name="Times New Roman" style:font-name-complex="Times New Roman"/>
    </style:style>
    <style:style style:name="P99" style:parent-style-name="Normal" style:family="paragraph">
      <style:text-properties style:font-name="Times New Roman" style:font-name-complex="Times New Roman"/>
    </style:style>
    <style:style style:name="P100" style:parent-style-name="Normal" style:family="paragraph">
      <style:text-properties style:font-name="Times New Roman" style:font-name-complex="Times New Roman"/>
    </style:style>
    <style:style style:name="P101" style:parent-style-name="ListParagraph" style:list-style-name="LFO26" style:family="paragraph">
      <style:text-properties style:font-name="Times New Roman" style:font-name-complex="Times New Roman"/>
    </style:style>
    <style:style style:name="P102" style:parent-style-name="ListParagraph" style:list-style-name="LFO26" style:family="paragraph">
      <style:text-properties style:font-name="Times New Roman" style:font-name-complex="Times New Roman"/>
    </style:style>
    <style:style style:name="P103" style:parent-style-name="ListParagraph" style:list-style-name="LFO26" style:family="paragraph">
      <style:text-properties style:font-name="Times New Roman" style:font-name-complex="Times New Roman"/>
    </style:style>
    <style:style style:name="P104" style:parent-style-name="ListParagraph" style:list-style-name="LFO26" style:family="paragraph">
      <style:text-properties style:font-name="Times New Roman" style:font-name-complex="Times New Roman"/>
    </style:style>
    <style:style style:name="P105" style:parent-style-name="ListParagraph" style:list-style-name="LFO26" style:family="paragraph">
      <style:text-properties style:font-name="Times New Roman" style:font-name-complex="Times New Roman"/>
    </style:style>
    <style:style style:name="P106" style:parent-style-name="Normal" style:family="paragraph">
      <style:text-properties style:font-name="Times New Roman" style:font-name-complex="Times New Roman"/>
    </style:style>
    <style:style style:name="P107" style:parent-style-name="Normal" style:family="paragraph">
      <style:text-properties style:font-name="Times New Roman" style:font-name-complex="Times New Roman"/>
    </style:style>
    <style:style style:name="P108" style:parent-style-name="Normal" style:family="paragraph">
      <style:text-properties style:font-name="Times New Roman" style:font-name-complex="Times New Roman"/>
    </style:style>
    <style:style style:name="P109" style:parent-style-name="Normal" style:family="paragraph">
      <style:text-properties style:font-name="Times New Roman" style:font-name-complex="Times New Roman"/>
    </style:style>
    <style:style style:name="P110" style:parent-style-name="Normal" style:family="paragraph">
      <style:text-properties style:font-name="Times New Roman" style:font-name-complex="Times New Roman"/>
    </style:style>
    <style:style style:name="P111" style:parent-style-name="ListParagraph" style:list-style-name="LFO26" style:family="paragraph">
      <style:text-properties style:font-name="Times New Roman" style:font-name-complex="Times New Roman"/>
    </style:style>
    <style:style style:name="P112" style:parent-style-name="ListParagraph" style:list-style-name="LFO26" style:family="paragraph">
      <style:text-properties style:font-name="Times New Roman" style:font-name-complex="Times New Roman"/>
    </style:style>
    <style:style style:name="P113" style:parent-style-name="ListParagraph" style:list-style-name="LFO26" style:family="paragraph">
      <style:text-properties style:font-name="Times New Roman" style:font-name-complex="Times New Roman"/>
    </style:style>
    <style:style style:name="P114" style:parent-style-name="Normal" style:family="paragraph">
      <style:text-properties style:font-name="Times New Roman" style:font-name-complex="Times New Roman"/>
    </style:style>
    <style:style style:name="P115" style:parent-style-name="Normal" style:family="paragraph">
      <style:text-properties style:font-name="Times New Roman" style:font-name-complex="Times New Roman"/>
    </style:style>
    <style:style style:name="P116" style:parent-style-name="Normal" style:family="paragraph">
      <style:text-properties style:font-name="Times New Roman" style:font-name-complex="Times New Roman"/>
    </style:style>
    <style:style style:name="P117" style:parent-style-name="Normal" style:family="paragraph">
      <style:text-properties style:font-name="Times New Roman" style:font-name-complex="Times New Roman"/>
    </style:style>
    <style:style style:name="P118" style:parent-style-name="Normal" style:family="paragraph">
      <style:text-properties style:font-name="Times New Roman" style:font-name-complex="Times New Roman"/>
    </style:style>
    <style:style style:name="P119" style:parent-style-name="Normal" style:family="paragraph">
      <style:text-properties style:font-name="Times New Roman" style:font-name-complex="Times New Roman"/>
    </style:style>
    <style:style style:name="P120" style:parent-style-name="ListParagraph" style:list-style-name="LFO26" style:family="paragraph">
      <style:text-properties style:font-name="Times New Roman" style:font-name-complex="Times New Roman"/>
    </style:style>
    <style:style style:name="P121" style:parent-style-name="ListParagraph" style:list-style-name="LFO26" style:family="paragraph">
      <style:text-properties style:font-name="Times New Roman" style:font-name-complex="Times New Roman"/>
    </style:style>
    <style:style style:name="P122" style:parent-style-name="ListParagraph" style:list-style-name="LFO26" style:family="paragraph">
      <style:text-properties style:font-name="Times New Roman" style:font-name-complex="Times New Roman"/>
    </style:style>
    <style:style style:name="P123" style:parent-style-name="Normal" style:family="paragraph">
      <style:text-properties style:font-name="Times New Roman" style:font-name-complex="Times New Roman"/>
    </style:style>
    <style:style style:name="P124" style:parent-style-name="Normal" style:family="paragraph">
      <style:text-properties style:font-name="Times New Roman" style:font-name-complex="Times New Roman"/>
    </style:style>
    <style:style style:name="P125" style:parent-style-name="Normal" style:family="paragraph">
      <style:text-properties style:font-name="Times New Roman" style:font-name-complex="Times New Roman"/>
    </style:style>
    <style:style style:name="P126" style:parent-style-name="Normal" style:family="paragraph">
      <style:text-properties style:font-name="Times New Roman" style:font-name-complex="Times New Roman"/>
    </style:style>
    <style:style style:name="P127" style:parent-style-name="Normal" style:family="paragraph">
      <style:text-properties style:font-name="Times New Roman" style:font-name-complex="Times New Roman"/>
    </style:style>
    <style:style style:name="P128" style:parent-style-name="ListParagraph" style:list-style-name="LFO26" style:family="paragraph">
      <style:text-properties style:font-name="Times New Roman" style:font-name-complex="Times New Roman"/>
    </style:style>
    <style:style style:name="P129" style:parent-style-name="ListParagraph" style:list-style-name="LFO26" style:family="paragraph">
      <style:text-properties style:font-name="Times New Roman" style:font-name-complex="Times New Roman"/>
    </style:style>
    <style:style style:name="P130" style:parent-style-name="ListParagraph" style:list-style-name="LFO26" style:family="paragraph">
      <style:text-properties style:font-name="Times New Roman" style:font-name-complex="Times New Roman"/>
    </style:style>
    <style:style style:name="P131" style:parent-style-name="ListParagraph" style:list-style-name="LFO26" style:family="paragraph">
      <style:text-properties style:font-name="Times New Roman" style:font-name-complex="Times New Roman"/>
    </style:style>
    <style:style style:name="P132" style:parent-style-name="ListParagraph" style:list-style-name="LFO26" style:family="paragraph">
      <style:text-properties style:font-name="Times New Roman" style:font-name-complex="Times New Roman"/>
    </style:style>
    <style:style style:name="P133" style:parent-style-name="ListParagraph" style:list-style-name="LFO26" style:family="paragraph">
      <style:text-properties style:font-name="Times New Roman" style:font-name-complex="Times New Roman"/>
    </style:style>
    <style:style style:name="P134" style:parent-style-name="ListParagraph" style:list-style-name="LFO26" style:family="paragraph">
      <style:text-properties style:font-name="Times New Roman" style:font-name-complex="Times New Roman"/>
    </style:style>
    <style:style style:name="P135" style:parent-style-name="Normal" style:family="paragraph">
      <style:text-properties style:font-name="Times New Roman" style:font-name-complex="Times New Roman"/>
    </style:style>
    <style:style style:name="P136" style:parent-style-name="Normal" style:family="paragraph">
      <style:text-properties style:font-name="Times New Roman" style:font-name-complex="Times New Roman"/>
    </style:style>
    <style:style style:name="P137" style:parent-style-name="Normal" style:family="paragraph">
      <style:text-properties style:font-name="Times New Roman" style:font-name-complex="Times New Roman"/>
    </style:style>
    <style:style style:name="P138" style:parent-style-name="Normal" style:family="paragraph">
      <style:text-properties style:font-name="Times New Roman" style:font-name-complex="Times New Roman"/>
    </style:style>
    <style:style style:name="P139" style:parent-style-name="Normal" style:family="paragraph">
      <style:text-properties style:font-name="Times New Roman" style:font-name-complex="Times New Roman"/>
    </style:style>
    <style:style style:name="P140" style:parent-style-name="ListParagraph" style:list-style-name="LFO26" style:family="paragraph">
      <style:text-properties style:font-name="Times New Roman" style:font-name-complex="Times New Roman"/>
    </style:style>
    <style:style style:name="P141" style:parent-style-name="ListParagraph" style:list-style-name="LFO26" style:family="paragraph">
      <style:text-properties style:font-name="Times New Roman" style:font-name-complex="Times New Roman"/>
    </style:style>
    <style:style style:name="P142" style:parent-style-name="ListParagraph" style:list-style-name="LFO26" style:family="paragraph">
      <style:text-properties style:font-name="Times New Roman" style:font-name-complex="Times New Roman"/>
    </style:style>
    <style:style style:name="P143" style:parent-style-name="Normal" style:family="paragraph">
      <style:text-properties style:font-name="Times New Roman" style:font-name-complex="Times New Roman"/>
    </style:style>
    <style:style style:name="P144" style:parent-style-name="Normal" style:family="paragraph">
      <style:text-properties style:font-name="Times New Roman" style:font-name-complex="Times New Roman"/>
    </style:style>
    <style:style style:name="P145" style:parent-style-name="Normal" style:family="paragraph">
      <style:text-properties style:font-name="Times New Roman" style:font-name-complex="Times New Roman"/>
    </style:style>
    <style:style style:name="P146" style:parent-style-name="Normal" style:family="paragraph">
      <style:text-properties style:font-name="Times New Roman" style:font-name-complex="Times New Roman"/>
    </style:style>
    <style:style style:name="P147" style:parent-style-name="Normal" style:family="paragraph">
      <style:text-properties style:font-name="Times New Roman" style:font-name-complex="Times New Roman"/>
    </style:style>
    <style:style style:name="P148" style:parent-style-name="Normal" style:family="paragraph">
      <style:text-properties style:font-name="Times New Roman" style:font-name-complex="Times New Roman"/>
    </style:style>
    <style:style style:name="P149" style:parent-style-name="Normal" style:family="paragraph">
      <style:text-properties style:font-name="Times New Roman" style:font-name-complex="Times New Roman"/>
    </style:style>
    <style:style style:name="P150" style:parent-style-name="Normal" style:family="paragraph">
      <style:text-properties style:font-name="Times New Roman" style:font-name-complex="Times New Roman"/>
    </style:style>
    <style:style style:name="P151" style:parent-style-name="Normal" style:family="paragraph">
      <style:text-properties style:font-name="Times New Roman" style:font-name-complex="Times New Roman"/>
    </style:style>
    <style:style style:name="P152" style:parent-style-name="Normal" style:family="paragraph">
      <style:text-properties style:font-name="Times New Roman" style:font-name-complex="Times New Roman"/>
    </style:style>
    <style:style style:name="P153" style:parent-style-name="Normal" style:family="paragraph">
      <style:text-properties style:font-name="Times New Roman" style:font-name-complex="Times New Roman"/>
    </style:style>
    <style:style style:name="P154" style:parent-style-name="Normal" style:family="paragraph">
      <style:text-properties style:font-name="Times New Roman" style:font-name-complex="Times New Roman"/>
    </style:style>
    <style:style style:name="P155" style:parent-style-name="Normal" style:family="paragraph">
      <style:text-properties style:font-name="Times New Roman" style:font-name-complex="Times New Roman"/>
    </style:style>
    <style:style style:name="P156" style:parent-style-name="Normal" style:family="paragraph">
      <style:text-properties style:font-name="Times New Roman" style:font-name-complex="Times New Roman"/>
    </style:style>
    <style:style style:name="P157" style:parent-style-name="Normal" style:family="paragraph">
      <style:text-properties style:font-name="Times New Roman" style:font-name-complex="Times New Roman"/>
    </style:style>
    <style:style style:name="P158" style:parent-style-name="Normal" style:family="paragraph">
      <style:text-properties style:font-name="Times New Roman" style:font-name-complex="Times New Roman"/>
    </style:style>
    <style:style style:name="P159" style:parent-style-name="Normal" style:family="paragraph">
      <style:text-properties style:font-name="Times New Roman" style:font-name-complex="Times New Roman"/>
    </style:style>
    <style:style style:name="T160" style:parent-style-name="DefaultParagraphFont" style:family="text">
      <style:text-properties style:font-name="Times New Roman" style:font-name-complex="Times New Roman"/>
    </style:style>
  </office:automatic-styles>
  <office:body>
    <office:text text:use-soft-page-breaks="true">
      <text:p text:style-name="P1">ABBREVIATED STATEMENTS</text:p>
      <text:p text:style-name="P2">OS – Operating System</text:p>
      <text:p text:style-name="P3">GDT – Global Descriptor Table</text:p>
      <text:p text:style-name="P4">IDT – Interrupt Descriptor Table</text:p>
      <text:p text:style-name="P5">ISR – Interrupt Handler</text:p>
      <text:p text:style-name="P6">IRQ – Interrupt Request</text:p>
      <text:p text:style-name="P7">PCI – Peripheral Component Interconnect</text:p>
      <text:p text:style-name="P8">PS/2 – PS/2 Hardware Interface</text:p>
      <text:p text:style-name="P9">MBR – Master Boot Record</text:p>
      <text:p text:style-name="P10">VGA – Video Graphics Array</text:p>
      <text:p text:style-name="P11">CPU – Central Processing Unit</text:p>
      <text:p text:style-name="P12">API – Application Programming Interface</text:p>
      <text:p text:style-name="P13"/>
      <text:p text:style-name="P14">INTRODUCTION</text:p>
      <text:p text:style-name="P15"/>
      <text:p text:style-name="P16">The goal of this project is to develop a custom<text:s/>32 bit<text:s/>operating system (OS) from scratch using C++ and x86 Assembly. The project serves as a practical exploration of low-level system programming, hardware interaction, and OS architecture principles.</text:p>
      <text:p text:style-name="P17">All components, including memory segmentation, interrupt handling, device drivers, graphics mode initialization, and GUI elements, were implemented manually,<text:s/>using available documentation and online tutorials (All sources all listed in Appendix A).</text:p>
      <text:p text:style-name="P18"/>
      <text:p text:style-name="P19">Developing such a system<text:s/>require<text:s/>a deep understanding of computer architecture and how modern operating systems manage processes, memory, hardware, and user interaction.</text:p>
      <text:p text:style-name="P20"/>
      <text:h text:style-name="Heading1" text:outline-level="1">1.<text:s/>System architecture and implementation</text:h>
      <text:p text:style-name="P21"/>
      <text:soft-page-break/>
      <text:p text:style-name="P22">This section describes the main elements of the developed operating system, including the boot process, interrupt handling, device drivers, and the graphics subsystem. The OS uses a modular architecture, where each component is isolated but communicates through clearly defined interfaces.</text:p>
      <text:p text:style-name="P23"/>
      <text:h text:style-name="Heading2" text:outline-level="2">1.1. Boot Process and Entering Protected Mode</text:h>
      <text:p text:style-name="P24"/>
      <text:p text:style-name="P25">The OS begins execution with a user-defined<text:s/>boot.S code<text:s/>written in x86 Assembly. The<text:s/>GRUB<text:s/>bootloader<text:s/>loads<text:s/>this code first, it performs<text:s/>critical functions<text:s/>such as<text:s/>setting up stack pointer which is needed for high level language as C++ and also<text:s/>calling global constructors (which is needed in order to use some advanced C++ features), after that boot.S calling<text:s/>kernel_main<text:s/>which is entry point to C++ generated code.</text:p>
      <text:p text:style-name="P26">Once<text:s/>kernel_main<text:s/>is called, one of first things which is done by C++ code is initialization of GDT as well as IDT, that is mainly needed for transitioning to kernel protected mode.</text:p>
      <text:p text:style-name="P27">Transitioning to protected mode is necessary to gain access to 32-bit addressing and modern processor capabilities<text:s/>such as paging.</text:p>
      <text:p text:style-name="P28">The<text:s/>initialization kernel stage<text:s/>performs the following operations:</text:p>
      <text:p text:style-name="P29">1. Loads the global descriptor table (GDT).</text:p>
      <text:p text:style-name="P30">2. Activates the A20 line to access full memory.</text:p>
      <text:p text:style-name="P31">3. Switches the processor to protected mode (setting the PE bit to CR0).</text:p>
      <text:p text:style-name="P32"/>
      <text:h text:style-name="Heading2" text:outline-level="2">1.1.1. Global Descriptor Table (GDT)</text:h>
      <text:p text:style-name="P33"/>
      <text:p text:style-name="P34">The GDT defines OS memory segmentation, providing separation between code, data, and other memory areas.</text:p>
      <text:p text:style-name="P35">Each GDT entry<text:s/>(segment selectors)<text:s/>contains a base address, a segment boundary, and access flags.<text:s/>The GDT structure follows the generally accepted OSDev schema<text:s/>such as:<text:s/>[ GDT Element: Base + Limit + Access Byte ].</text:p>
      <text:p text:style-name="P36">For this OS GDT is initialized with null segment, unused segment, code segment and data segment selectors.</text:p>
      <text:p text:style-name="P37">This implementation ensures<text:s/>that kernel will be able to change processor mode from real to protected, which ensures that<text:s/>kernel code<text:s/>will be launched in<text:s/>32-bit<text:s/>mode.</text:p>
      <text:soft-page-break/>
      <text:h text:style-name="Heading2" text:outline-level="2">1.2. Interrupt Handling and the IDT</text:h>
      <text:p text:style-name="P38"/>
      <text:p text:style-name="P39">The Interrupt Descriptor Table (IDT) contains handlers for processor exceptions and hardware interrupts. The interrupt mechanism is a key part of any OS, as it ensures immediate response to hardware events such as keyboard presses or timer ticks.</text:p>
      <text:p text:style-name="P40">The OS implements:</text:p>
      <text:p text:style-name="P41">* CPU exception handlers (0–31)</text:p>
      <text:p text:style-name="P42">* Hardware IRQ handlers (32–47)</text:p>
      <text:p text:style-name="P43">* PIC interrupt controller remapping</text:p>
      <text:p text:style-name="P44">* Common interrupt prologue (Assembly) + ISR dispatcher in C++</text:p>
      <text:p text:style-name="P45">For example:</text:p>
      <text:p text:style-name="P46">TO ADD</text:p>
      <text:p text:style-name="P47">Figure 1. Interrupt handling architecture</text:p>
      <text:p text:style-name="P48"/>
      <text:p text:style-name="P49"/>
      <text:h text:style-name="Heading2" text:outline-level="2">1.3. Device drivers</text:h>
      <text:p text:style-name="P50"/>
      <text:p text:style-name="P51">Drivers provide communication between the hardware and the OS kernel. This system implements several drivers.</text:p>
      <text:p text:style-name="P52"/>
      <text:h text:style-name="Heading3" text:outline-level="3">1.3.1. Keyboard driver</text:h>
      <text:p text:style-name="P53"/>
      <text:p text:style-name="P54">The driver uses PS/2 interrupts. Scan codes are read from port 0x60 and converted to ASCII using a mapping table.</text:p>
      <text:p text:style-name="P55"/>
      <text:h text:style-name="Heading3" text:outline-level="3">1.3.2. Mouse Driver</text:h>
      <text:p text:style-name="P56"/>
      <text:p text:style-name="P57">The mouse driver initializes the PS/2 controller, processes data packets, updates cursor coordinates, and provides button processing for the GUI.</text:p>
      <text:p text:style-name="P58"/>
      <text:h text:style-name="Heading3" text:outline-level="3">1.3.3. PCI Bus Scanning</text:h>
      <text:p text:style-name="P59"/>
      <text:p text:style-name="P60">The OS enumerates PCI devices by reading the configuration space. Base Address Registers (BARs) are used to define device memory areas.</text:p>
      <text:p text:style-name="P61"/>
      <text:h text:style-name="Heading2" text:outline-level="2">1.4. Graphics Subsystem and GUI</text:h>
      <text:p text:style-name="P62"/>
      <text:p text:style-name="P63">The OS uses VGA Mode 13h (320x200, 256 colors) with direct access to the framebuffer.</text:p>
      <text:p text:style-name="P64">Rendering is performed by writing bytes to the memory location 0xA0000.</text:p>
      <text:p text:style-name="P65"/>
      <text:p text:style-name="P66">The graphics subsystem supports:</text:p>
      <text:list text:style-name="LFO26" text:continue-numbering="true">
        <text:list-item>
          <text:p text:style-name="P67">Window creation</text:p>
        </text:list-item>
        <text:list-item>
          <text:p text:style-name="P68">Window dragging</text:p>
        </text:list-item>
        <text:list-item>
          <text:p text:style-name="P69">Mouse cursor drawing</text:p>
        </text:list-item>
        <text:list-item>
          <text:p text:style-name="P70">Primitive events<text:s/>system</text:p>
        </text:list-item>
        <text:list-item>
          <text:p text:style-name="P71">Text rendering in windows</text:p>
        </text:list-item>
      </text:list>
      <text:p text:style-name="P72"/>
      <text:p text:style-name="P73">Shapes for the application:</text:p>
      <text:p text:style-name="P74"/>
      <text:p text:style-name="P75">Figure 2. Text mode (Basic I/O)</text:p>
      <text:p text:style-name="P76">Figure 3. VGA 320×200 graphics mode</text:p>
      <text:p text:style-name="P77"/>
      <text:h text:style-name="Heading1" text:outline-level="1">2. OPERATING SYSTEM FEATURES</text:h>
      <text:p text:style-name="P78"/>
      <text:p text:style-name="P79">This section lists the implemented operating system features.</text:p>
      <text:p text:style-name="P80"/>
      <text:soft-page-break/>
      <text:h text:style-name="Heading2" text:outline-level="2">2.1. Main implemented features</text:h>
      <text:p text:style-name="P81"/>
      <text:p text:style-name="P82">The system currently provides:</text:p>
      <text:list text:style-name="LFO26" text:continue-numbering="true">
        <text:list-item>
          <text:p text:style-name="P83">Protected mode transition</text:p>
        </text:list-item>
        <text:list-item>
          <text:p text:style-name="P84">GDT and IDT initialization</text:p>
        </text:list-item>
        <text:list-item>
          <text:p text:style-name="P85">Keyboard and mouse drivers</text:p>
        </text:list-item>
        <text:list-item>
          <text:p text:style-name="P86">PCI scanning</text:p>
        </text:list-item>
        <text:list-item>
          <text:p text:style-name="P87">Graphics rendering to VGA</text:p>
        </text:list-item>
        <text:list-item>
          <text:p text:style-name="P88">GUI framework<text:s/>with support of windows, simple text and multiple colors.</text:p>
        </text:list-item>
        <text:list-item>
          <text:p text:style-name="P89">Image buffering to prevent flickering.</text:p>
        </text:list-item>
        <text:list-item>
          <text:p text:style-name="P90">Bootable ISO images for QEMU, VirtualBox, and VMware.</text:p>
        </text:list-item>
        <text:list-item>
          <text:p text:style-name="P91">Scripts for development</text:p>
        </text:list-item>
      </text:list>
      <text:p text:style-name="P92"/>
      <text:p text:style-name="P93">This functionality demonstrates the full path from low-level boot to the graphical interface.</text:p>
      <text:p text:style-name="P94"/>
      <text:h text:style-name="Heading2" text:outline-level="2">2.2. Testing and Verification</text:h>
      <text:p text:style-name="P95"/>
      <text:p text:style-name="P96">The OS was tested on:</text:p>
      <text:list text:style-name="LFO26" text:continue-numbering="true">
        <text:list-item>
          <text:p text:style-name="P97">QEMU<text:s/>-<text:s/>the main debugging environment</text:p>
        </text:list-item>
        <text:list-item>
          <text:p text:style-name="P98">Bare metal - Lenovo Thinkpad T440 (with legacy boot enabled)</text:p>
        </text:list-item>
      </text:list>
      <text:p text:style-name="P99"/>
      <text:p text:style-name="P100">Tests performed:</text:p>
      <text:list text:style-name="LFO26" text:continue-numbering="true">
        <text:list-item>
          <text:p text:style-name="P101">Interrupt validation testing</text:p>
        </text:list-item>
        <text:list-item>
          <text:p text:style-name="P102">Memory access robustness testing</text:p>
        </text:list-item>
        <text:list-item>
          <text:p text:style-name="P103">Driver operation testing</text:p>
        </text:list-item>
        <text:list-item>
          <text:p text:style-name="P104">Graphics operation testing</text:p>
        </text:list-item>
        <text:list-item>
          <text:p text:style-name="P105">Window operation and mouse interaction</text:p>
        </text:list-item>
      </text:list>
      <text:h text:style-name="Heading1" text:outline-level="1">3. DEVELOPMENT PROSPECTS AND ROADMAP</text:h>
      <text:p text:style-name="P106"/>
      <text:p text:style-name="P107">The OS was created as an extensible educational platform. The following extensions are planned:</text:p>
      <text:soft-page-break/>
      <text:h text:style-name="Heading2" text:outline-level="2">3.1. Multitasking and Memory Management</text:h>
      <text:p text:style-name="P108"/>
      <text:p text:style-name="P109">Planned implementation of:</text:p>
      <text:p text:style-name="P110"/>
      <text:list text:style-name="LFO26" text:continue-numbering="true">
        <text:list-item>
          <text:p text:style-name="P111">Task scheduler with context switching</text:p>
        </text:list-item>
        <text:list-item>
          <text:p text:style-name="P112">Dynamic memory allocator (`malloc`/`free`)</text:p>
        </text:list-item>
        <text:list-item>
          <text:p text:style-name="P113">Improved paging mechanism</text:p>
        </text:list-item>
      </text:list>
      <text:p text:style-name="P114"/>
      <text:p text:style-name="P115">---</text:p>
      <text:p text:style-name="P116"/>
      <text:h text:style-name="Heading2" text:outline-level="2">3.2. Network stack (basic)</text:h>
      <text:p text:style-name="P117"/>
      <text:p text:style-name="P118">Planned:</text:p>
      <text:p text:style-name="P119"/>
      <text:list text:style-name="LFO26" text:continue-numbering="true">
        <text:list-item>
          <text:p text:style-name="P120">Ethernet driver</text:p>
        </text:list-item>
        <text:list-item>
          <text:p text:style-name="P121">Frame forwarding</text:p>
        </text:list-item>
        <text:list-item>
          <text:p text:style-name="P122">Partial implementation of POSIX-compatible system calls</text:p>
        </text:list-item>
      </text:list>
      <text:p text:style-name="P123"/>
      <text:p text:style-name="P124">---</text:p>
      <text:p text:style-name="P125"/>
      <text:h text:style-name="Heading2" text:outline-level="2">3.3. Full-fledged network stack</text:h>
      <text:p text:style-name="P126"/>
      <text:p text:style-name="P127">At an advanced stage:</text:p>
      <text:list text:style-name="LFO26" text:continue-numbering="true">
        <text:list-item>
          <text:p text:style-name="P128">Ethernet</text:p>
        </text:list-item>
        <text:list-item>
          <text:p text:style-name="P129">ARP</text:p>
        </text:list-item>
        <text:list-item>
          <text:p text:style-name="P130">IPv4</text:p>
        </text:list-item>
        <text:list-item>
          <text:p text:style-name="P131">ICMP</text:p>
        </text:list-item>
        <text:list-item>
          <text:p text:style-name="P132">UDP</text:p>
        </text:list-item>
        <text:list-item>
          <text:p text:style-name="P133">TCP</text:p>
        </text:list-item>
        <text:list-item>
          <text:p text:style-name="P134">A simple HTTP server</text:p>
        </text:list-item>
      </text:list>
      <text:p text:style-name="P135"/>
      <text:p text:style-name="P136"/>
      <text:h text:style-name="Heading2" text:outline-level="2">3.4. File Systems</text:h>
      <text:p text:style-name="P137"/>
      <text:p text:style-name="P138">Next Tasks:</text:p>
      <text:p text:style-name="P139"/>
      <text:list text:style-name="LFO26" text:continue-numbering="true">
        <text:list-item>
          <text:p text:style-name="P140">Reading the MBR partition table</text:p>
        </text:list-item>
        <text:list-item>
          <text:p text:style-name="P141">FAT32 driver (read/write)</text:p>
        </text:list-item>
        <text:list-item>
          <text:p text:style-name="P142">Directory navigation</text:p>
        </text:list-item>
      </text:list>
      <text:p text:style-name="P143"/>
      <text:p text:style-name="P144"/>
      <text:h text:style-name="Heading1" text:outline-level="1">CONCLUSION</text:h>
      <text:p text:style-name="P145"/>
      <text:p text:style-name="P146">This project developed a functional operating system, from level 0<text:s/>Boot.S assembly program<text:s/>to the graphical desktop environment. Memory segmentation mechanisms, interrupt handling, device drivers, a graphics subsystem, and a window manager were implemented.</text:p>
      <text:p text:style-name="P147"/>
      <text:p text:style-name="P148">The project demonstrates a deep understanding of systems programming and OS architecture and provides a foundation for further research in the areas of multitasking, networking, and file systems.</text:p>
      <text:p text:style-name="P149"/>
      <text:p text:style-name="P150"/>
      <text:h text:style-name="Heading1" text:outline-level="1">REFERENCES</text:h>
      <text:p text:style-name="P151">Intel (2020) *Intel® 64 and IA-32 Architectures Software Developer’s Manual*. Intel Corporation.</text:p>
      <text:p text:style-name="P152">OSDev Wiki (2023) *OS Development Series*.</text:p>
      <text:p text:style-name="P153"/>
      <text:p text:style-name="P154"/>
      <text:soft-page-break/>
      <text:h text:style-name="Heading1" text:outline-level="1">APPENDICES</text:h>
      <text:p text:style-name="P155"/>
      <text:h text:style-name="Heading2" text:outline-level="2">Appendix 1</text:h>
      <text:p text:style-name="P156"/>
      <text:p text:style-name="P157">Text mode screenshot (Basic I/O)</text:p>
      <text:p text:style-name="P158"/>
      <text:h text:style-name="Heading2" text:outline-level="2">Appendix 2</text:h>
      <text:p text:style-name="P159"/>
      <text:p text:style-name="Normal"><text:span text:style-name="T160">VGA 320×200 graphics mode screensho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Times New Roman" style:font-name-complex="Times New Roman" fo:font-weight="bold" style:font-weight-asian="bold" fo:color="#000000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fo:color="#000000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rmalWeb" style:display-name="Normal (Web)" style:family="paragraph" style:parent-style-name="Normal">
      <style:text-properties style:font-name="Times New Roman" style:font-name-complex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 style:font-name-asian="Calibri" style:font-name-complex="Times New Roman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 style:font-name-asian="Calibri" style:font-name-complex="Times New Roman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 style:font-name-asian="Calibri" style:font-name-complex="Times New Roman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 style:font-name-asian="Calibri" style:font-name-complex="Times New Roman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 style:font-name-asian="Calibri" style:font-name-complex="Times New Roman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 style:font-name-asian="Calibri" style:font-name-complex="Times New Roman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 style:font-name-asian="Calibri" style:font-name-complex="Times New Roman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 style:font-name-asian="Calibri" style:font-name-complex="Times New Roman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tjoms Voroncovs</meta:initial-creator>
    <dc:creator>Artjoms Voroncovs</dc:creator>
    <meta:creation-date>2025-11-18T11:59:00Z</meta:creation-date>
    <dc:date>2025-11-18T11:59:00Z</dc:date>
    <meta:template xlink:href="Normal" xlink:type="simple"/>
    <meta:editing-cycles>2</meta:editing-cycles>
    <meta:editing-duration>PT0S</meta:editing-duration>
    <meta:document-statistic meta:page-count="8" meta:paragraph-count="13" meta:word-count="1022" meta:character-count="6838" meta:row-count="48" meta:non-whitespace-character-count="5829"/>
  </office:meta>
</office:document-meta>
</file>